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139in" loext:contextual-spacing="false" fo:line-height="100%" fo:text-align="justify" style:justify-single-word="false"/>
    </style:style>
    <style:style style:name="P2" style:family="paragraph" style:parent-style-name="Subtitle">
      <style:paragraph-properties fo:margin-top="0in" fo:margin-bottom="0.222in" loext:contextual-spacing="false" fo:text-align="justify" style:justify-single-word="false"/>
    </style:style>
    <style:style style:name="P3" style:family="paragraph" style:parent-style-name="Title" style:master-page-name="Standard">
      <style:paragraph-properties fo:margin-top="0in" fo:margin-bottom="0.0417in" loext:contextual-spacing="false" style:page-number="1"/>
    </style:style>
    <style:style style:name="T1" style:family="text">
      <style:text-properties fo:color="#1155cc"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_la20qbd2f6yl"/>My Little Pony: The Movie oczami Cahan</text:p>
      <text:p text:style-name="P2"><text:bookmark text:name="_u74vu7akwgir"/>Szkoda, że nie mam 5 lat…</text:p>
      <text:p text:style-name="P1">Podtytuł tego artykułu mówi wiele na temat mojej opinii o tym filmie. Czy spodziewałam się, że “MLP: The Movie” będzie średnim filmem? Tak, w końcu Hasbro zaspoilerowało wszystko, co było do zaspoilerowania. Czy rozczarowałam się? Mimo wszystko tak. Oczekiwałam, że poszczególne mankamenty nie zepsują mi radości z oglądania. Niestety, ale tak się nie stało. W zasadzie to się wynudziłam. Mimo całej tej akcji na ekranie.</text:p>
      <text:p text:style-name="P1">Wielu uzna, że marudzę, narzekam i nie umiem cieszyć się kucykami, hurr durr. Dlatego zaznaczam, że oceniając ten film, oceniam go tak samo, jak robiłabym to z nowym filmem od Disneya czy DreamWorks. Czyli oczekuję bajki dla dzieci, którą spokojnie da się oglądać jako samodzielny twór, nie będąc członkiem fandomu, tylko np. amerykańską (oglądałam po angielsku) matką kochającej kucyki ośmiolatki.</text:p>
      <text:p text:style-name="P1">Jako taka matka chciałabym, by film był ładny, miał piosenki i dubbing, które nie wypalą mi uszu, fabuła nie gwałciła mi mózgu, a prócz tego fajnie, jakby miał dobrze skonstruowanych bohaterów, a całość była bardziej kinem familijnym niż czymś przeznaczonym stricte dla młodego odbiorcy. No i tu kucyki wypadają średnio. Nie źle, jak raki na miarę “Emotek” czy innych złych animacji, o których się zapomina po dwóch miesiącach od premiery. No, ale gdzie temu do “Zootopii”, “Moany”, “Jak wytresować smoka” czy “Sekretów morza”? Niestety, ale daleko.</text:p>
      <text:p text:style-name="P1">Oprawa wizualna nie jest zła, a na pewno dużo lepsza niż na trailerach. Tła i efekty magii prezentują się naprawdę wspaniale. Co prawda te pojedyncze modele 3D wyglądały paskudnie, ale nie było ich dużo. Ogółem pod tym względem wolę takie kucyki niż te wszystkie 3D bajki. Bliżej temu do tradycyjnej, rysowanej animacji, no i akurat “MLP: The Movie” wygląda dużo płynniej niż sztywne i pokraczne “The Lion Guard”. Czy wolę to od animacji serialowej? Nie wiem. Niewątpliwie mi się podoba, ale… Serial ma fajniejszą mimikę, powiedziałabym, że jest bardziej przerysowany w taki kreskówkowy sposób. Jednak na film kinowy animacja robiona we Flashu się nie nadaje.</text:p>
      <text:p text:style-name="P1">Jeśli chodzi o dźwięk, to jest dobrze, ale to akurat norma w przypadku kucyków. Jednak wycięłabym część piosenek – tę śpiewaną przez Się oraz duet Pinkie Pie i Skystar. Czemu? Ta pierwsza to nijaki, popowy kawałek, jakich wiele, a druga jest zwyczajnie kiepska. Reszta jest dużo lepsza i bardziej pasują. Gorzej, że piosenki kradną cenny czas antenowy, a tego jest za mało.</text:p>
      <text:p text:style-name="P1">Fabuła jest prosta, a zwroty akcji bardzo przewidywalne. Dużo się dzieje, więc dzieciom powinno się spodobać. Ja normalnie lubię walczące kucyki, ale przy takim przeładowaniu zaczęłam się nudzić. Szczególnie że poza sceną podboju Canterlot wszystkie były dość słabe. Kucyki uciekają, uciekają i uciekają, no i kucyki walczą.</text:p>
      <text:p text:style-name="P1">Ogółem największą bolączką filmu jest przepakowanie akcją. To dobrze, że dzieje się dużo, ale ten film jest na to za krótki. Fabuła pędzi jak stonka na widok ziemniaka, a w sumie by nie musiała, gdyby twórcy wycięli parę rzeczy i wykorzystali uzyskany czas na stworzenie jakiegoś tła. Co wyciąć? Piosenki, Się i Grubbera. O piosenkach pisałam już wyżej, natomiast Sia, czyli Songbird Serenade jest po to, by zaśpiewać jedną piosenkę, smętnie zawodzić w klatce i żeby o niej mówiono. Całe sceny są o tym, jak kucyki opowiadają o jej wspaniałości. A co jest nie tak z Grubberem? Nic nie robi. Tę postać dobrze zarysowano w książkach i komiksach, ale w filmie jest z tyłu bardziej niż Applejack w serialu.</text:p>
      <text:p text:style-name="P1">Jeśli chodzi o Mane 6, to jest tak sobie. Nasze klacze stoją gdzieś z tyłu, przyćmione przez nowych bohaterów. Niektóre są aż za bardzo z tyłu – Fluttershy i Applejack, które zupełnie robią tło. Ogółem to największą rolę odgrywa Twilight. RD, Pinkie i Rarity niby coś tam robią, ale też nie do końca. Do tego Twilight zachowywała się dość mocno out of character. Przed atakiem na Canterlot próbowała wykorzystać słońce, księżyc i kryształową magię do… oświetlenia sceny gwiazdki popu. Podczas samej podróży stała się bardziej pragmatyczna (choć częściowo jej się nie dziwię, jej koleżanki regularnie zachowują się jak idiotki), a takie zachowanie zupełnie do niej nie pasuje.</text:p>
      <text:p text:style-name="P1">Nowe postaci kradną film dla siebie i niby wypadają świetnie, ale… czegoś brakuje. Całą robotę odwalili aktorzy głosowi oraz animatorzy. I ta robota jest świetna. Za to scenariusz kuleje. Niestety, ale poza tym jest płasko. Bohaterowie nie mają tła. Pojawiają się, przyłączają się do Mane 6/walczą z Mane 6 i tyle. Tylko wątek Tempest został rozwinięty, a cała reszta? Grubber – nic, Storm King – potężny pawian, który bawi się w podboje, Kapitan Celaeno – papugopirat, w sumie spoko babka, ale Storm King ją złamał (dobry ziomek Storm King walczy z rozbójnikami!), Capper – koteł i cwaniaczek, Novo – potężna i poważna królowa, która robi to, co do niej należy, Skystar – bogowie, zabijcie to coś! Pinkie Pie 2.0.</text:p>
      <text:p text:style-name="P1">Tymczasem w komiksach i książkach te postacie mają naprawdę niezłe tło fabularne. Ale w filmie? Gdzie tam! Trzeba wcisnąć Songbird Serenade! I kolejne piosenki! Tymczasem najbardziej przydałoby się wcisnąć dodatkowe trzydzieści minut. Tyle powinno wystarczyć, by spowolnić akcję i powiedzieć co nieco o przeszłości Cappera czy papugopiratów. Dałoby się też coś zrobić z Grubberem, żeby robił coś więcej poza siedzeniem w tle i rzucaniem sucharami. Ogółem, jeśli wprowadza się dużo silnych postaci, to wypadałoby poświęcić im więcej czasu. Nowymi lokacjami też przydałoby się choć trochę nacieszyć.</text:p>
      <text:p text:style-name="P1">Największą zaletą “My Little Pony: The Movie” jest Tempest Shadow, która może wygląda jak złe OC, ale… to kanon. Ma nawet tragiczną przeszłość. Ale mi się podoba zarówno wizualnie, jak i pod innymi względami. Przede wszystkim głos Emily Blunt miażdży i wgniata w łóżko (akurat na nim oglądałam). “Open up your eyes” to obok “Time to be awesome” najlepsza piosenka z tego filmu. Poza tym animacja tej postaci, jej charakter. Wieje grozą, wieje chłodem. O taką antagonistkę nic nie robiłam!</text:p>
      <text:p text:style-name="P1">Komu film się spodoba? Pewnie dzieciom i większości bronies. Za to rodzicom już niekoniecznie. Raczej obejrzą bez bólu, ale zachwyceni nie będą. Jest akcja, jest kolorowo, śpiewają i w zasadzie nic więcej. Szkoda. “MLP: The Movie” to film średni. Niczym pozytywnym się nie wyróżnia (ewentualnie piosenki), ale niczym negatywnym też. Czy polecam? Róbta co chceta, nie będę Wam mówić, gdzie macie rzyć!</text:p>
      <text:p text:style-name="P1">Obrazki:</text:p>
      <text:p text:style-name="P1"><text:a xlink:type="simple" xlink:href="https://tsitra360.deviantart.com/art/Tempest-708773762" text:style-name="Internet_20_link" text:visited-style-name="Visited_20_Internet_20_Link"><text:span text:style-name="T1">https://tsitra360.deviantart.com/art/Tempest-708773762</text:span></text:a></text:p>
      <text:p text:style-name="P1"><text:a xlink:type="simple" xlink:href="https://ncmares.deviantart.com/art/Just-One-More-Page-673760861" text:style-name="Internet_20_link" text:visited-style-name="Visited_20_Internet_20_Link"><text:span text:style-name="T1">https://ncmares.deviantart.com/art/Just-One-More-Page-673760861</text:span></text:a></text:p>
      <text:p text:style-name="P1"><text:a xlink:type="simple" xlink:href="https://inuhoshi-to-darkpen.deviantart.com/art/Enemies-Over-the-Horizon-702405988" text:style-name="Internet_20_link" text:visited-style-name="Visited_20_Internet_20_Link"><text:span text:style-name="T1">https://inuhoshi-to-darkpen.deviantart.com/art/Enemies-Over-the-Horizon-702405988</text:span></text:a></text:p>
      <text:p text:style-name="P1">https://imalou.deviantart.com/art/The-Edgelord-6632473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9" meta:word-count="1008" meta:character-count="6625" meta:non-whitespace-character-count="5628"/>
    <meta:generator>LibreOfficeDev/5.1.0.3$Linux_X86_64 LibreOffice_project/</meta:generator>
  </office:meta>
</office:document-meta>
</file>